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4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8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2.381cm" style:use-optimal-column-width="false" fo:break-before="auto"/>
    </style:style>
    <style:style style:family="table-column" style:name="co3">
      <style:table-column-properties style:column-width="2.302cm" style:use-optimal-column-width="false" fo:break-before="auto"/>
    </style:style>
    <style:style style:family="table-column" style:name="co4">
      <style:table-column-properties style:column-width="1.984cm" style:use-optimal-column-width="false" fo:break-before="auto"/>
    </style:style>
    <style:style style:family="table-column" style:name="co5">
      <style:table-column-properties style:column-width="9.182cm" style:use-optimal-column-width="false" fo:break-before="auto"/>
    </style:style>
    <style:style style:family="table-column" style:name="co6">
      <style:table-column-properties style:column-width="1.297cm" style:use-optimal-column-width="false" fo:break-before="auto"/>
    </style:style>
    <style:style style:family="table-column" style:name="co7">
      <style:table-column-properties style:column-width="0.8203cm" style:use-optimal-column-width="false" fo:break-before="auto"/>
    </style:style>
    <style:style style:family="table-column" style:name="co8">
      <style:table-column-properties style:column-width="3.572cm" style:use-optimal-column-width="false" fo:break-before="auto"/>
    </style:style>
    <style:style style:family="table-column" style:name="co9">
      <style:table-column-properties style:column-width="0.8203cm" style:use-optimal-column-width="false" fo:break-before="auto"/>
    </style:style>
    <style:style style:family="table-column" style:name="co10">
      <style:table-column-properties style:column-width="1.244cm" style:use-optimal-column-width="false" fo:break-before="auto"/>
    </style:style>
    <style:style style:family="table-column" style:name="co11">
      <style:table-column-properties style:column-width="1.376cm" style:use-optimal-column-width="false" fo:break-before="auto"/>
    </style:style>
    <style:style style:family="table-column" style:name="co12">
      <style:table-column-properties style:column-width="1.508cm" style:use-optimal-column-width="false" fo:break-before="auto"/>
    </style:style>
    <style:style style:family="table-column" style:name="co13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able-row" style:name="ro97">
      <style:table-row-properties style:row-height="12.75pt" style:use-optimal-row-height="false" fo:break-before="auto"/>
    </style:style>
    <style:style style:family="table-row" style:name="ro98">
      <style:table-row-properties style:row-height="12.75pt" style:use-optimal-row-height="false" fo:break-before="auto"/>
    </style:style>
    <style:style style:family="table-row" style:name="ro99">
      <style:table-row-properties style:row-height="12.6pt" style:use-optimal-row-height="false" fo:break-before="auto"/>
    </style:style>
    <style:style style:family="table-row" style:name="ro100">
      <style:table-row-properties style:row-height="13.4pt" style:use-optimal-row-height="false" fo:break-before="auto"/>
    </style:style>
    <style:style style:family="table-row" style:name="ro101">
      <style:table-row-properties style:row-height="13.45pt" style:use-optimal-row-height="false" fo:break-before="auto"/>
    </style:style>
    <style:style style:family="table-row" style:name="ro102">
      <style:table-row-properties style:row-height="13.45pt" style:use-optimal-row-height="false" fo:break-before="auto"/>
    </style:style>
    <style:style style:family="table-row" style:name="ro103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style-name="co12" table:default-cell-style-name="ce4"/>
        <table:table-column table:number-columns-repeated="100" table:style-name="co13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style-name="ce7" table:formula="of:=SUM([.E:.E])*24" office:value-type="float" office:value="153.96500000000003">
            <text:p>153.96500000000003</text:p>
          </table:table-cell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5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5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5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6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5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6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5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5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4">Exibir ícones de notificação</text:span>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5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5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5" office:value-type="date" office:date-value="2022-06-03"/>
          <table:table-cell table:style-name="ce6" office:value-type="time" office:time-value="PT21H20M00S"/>
          <table:table-cell table:style-name="ce6" office:value-type="time" office:time-value="PT23H35M00S"/>
          <table:table-cell office:value-type="string">
            <text:p><text:span text:style-name="T96">Testes e correções de bug</text:span></text:p>
          </table:table-cell>
          <table:table-cell table:style-name="ce6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5" office:value-type="date" office:date-value="2022-06-04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97">Bug fixes, Load ads, View user page</text:span></text:p>
          </table:table-cell>
          <table:table-cell table:style-name="ce6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5" office:value-type="date" office:date-value="2022-06-04"/>
          <table:table-cell table:style-name="ce6" office:value-type="time" office:time-value="PT17H50M00S"/>
          <table:table-cell table:style-name="ce6" office:value-type="time" office:time-value="PT18H15M00S"/>
          <table:table-cell office:value-type="string">
            <text:p><text:span text:style-name="T98">Translate pt-BR and fix timezone</text:span></text:p>
          </table:table-cell>
          <table:table-cell table:style-name="ce6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5" office:value-type="date" office:date-value="2022-06-04"/>
          <table:table-cell table:style-name="ce8" office:value-type="time" office:time-value="PT21H00M00S"/>
          <table:table-cell table:style-name="ce8" office:value-type="time" office:time-value="PT21H55M00S"/>
          <table:table-cell office:value-type="string">
            <text:p>Finished view user page</text:p>
          </table:table-cell>
          <table:table-cell table:style-name="ce6" table:formula="of:=[.C95]-[.B95]" office:value-type="time" office:time-value="PT00H54M59S"/>
          <table:table-cell table:number-columns-repeated="1024"/>
        </table:table-row>
        <table:table-row table:style-name="ro97">
          <table:table-cell table:number-columns-repeated="4"/>
          <table:table-cell table:style-name="ce6" table:formula="of:=[.C96]-[.B96]" office:value-type="time" office:time-value="PT00H00M00S"/>
          <table:table-cell table:number-columns-repeated="1024"/>
        </table:table-row>
        <table:table-row table:style-name="ro98">
          <table:table-cell table:number-columns-repeated="4"/>
          <table:table-cell table:style-name="ce6" table:formula="of:=[.C97]-[.B97]" office:value-type="time" office:time-value="PT00H00M00S"/>
          <table:table-cell table:number-columns-repeated="1024"/>
        </table:table-row>
        <table:table-row table:style-name="ro99">
          <table:table-cell table:number-columns-repeated="1024"/>
        </table:table-row>
        <table:table-row table:style-name="ro100">
          <table:table-cell table:number-columns-repeated="1024"/>
        </table:table-row>
        <table:table-row table:style-name="ro101">
          <table:table-cell table:number-columns-repeated="4"/>
          <table:table-cell table:style-name="ce6"/>
          <table:table-cell table:number-columns-repeated="1024"/>
        </table:table-row>
        <table:table-row table:style-name="ro102">
          <table:table-cell table:number-columns-repeated="4"/>
          <table:table-cell table:style-name="ce6"/>
          <table:table-cell table:number-columns-repeated="1024"/>
        </table:table-row>
        <table:table-row table:style-name="ro10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number-style style:name="NF10004">
      <number:number number:decimal-places="2" number:min-integer-digits="1"/>
    </number:number-style>
    <number:time-style style:name="NF10005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17.95cm" fo:min-height="17.95cm"/>
      </style:header-style>
      <style:footer-style>
        <style:header-footer-properties svg:height="17.95cm" fo:min-height="17.95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